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6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3.5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9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2.8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5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3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704cm"/>
    </style:style>
    <style:style style:name="gr10" style:family="graphic" style:parent-style-name="standard">
      <style:graphic-properties draw:fill-color="#ff9966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3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2.2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7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cm" fo:min-width="2.563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style:font-size-asian="6pt" style:font-size-complex="6pt"/>
    </style:style>
    <style:style style:name="P3" style:family="paragraph">
      <style:text-properties fo:font-size="10pt"/>
    </style:style>
    <style:style style:name="P4" style:family="paragraph">
      <style:text-properties fo:font-size="10pt" style:font-size-asian="6pt" style:font-size-complex="6pt"/>
    </style:style>
    <style:style style:name="P5" style:family="paragraph">
      <style:paragraph-properties fo:text-align="center"/>
    </style:style>
    <style:style style:name="T1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xml:id="id1" draw:id="id1" draw:layer="layout" svg:width="2.865cm" svg:height="2.07cm" svg:x="7.882cm" svg:y="13.844cm">
          <text:p text:style-name="P1"><text:span text:style-name="T1">mbco:spectrum</text:span></text:p>
        </draw:ellipse>
        <draw:ellipse draw:style-name="gr1" draw:text-style-name="P2" xml:id="id3" draw:id="id3" draw:layer="layout" svg:width="2.865cm" svg:height="2.07cm" svg:x="14.409cm" svg:y="13.844cm">
          <text:p text:style-name="P1"><text:span text:style-name="T1">mbco:assay</text:span></text:p>
        </draw:ellipse>
        <draw:ellipse draw:style-name="gr1" draw:text-style-name="P2" xml:id="id4" draw:id="id4" draw:layer="layout" svg:width="2.865cm" svg:height="2.07cm" svg:x="21.095cm" svg:y="13.844cm">
          <text:p text:style-name="P1"><text:span text:style-name="T1">mbco:record</text:span></text:p>
        </draw:ellipse>
        <draw:ellipse draw:style-name="gr1" draw:text-style-name="P2" xml:id="id5" draw:id="id5" draw:layer="layout" svg:width="3.821cm" svg:height="2.07cm" svg:x="14.09cm" svg:y="8.431cm">
          <text:p text:style-name="P1"><text:span text:style-name="T1">mbco:chemical_entity</text:span></text:p>
        </draw:ellipse>
        <draw:ellipse draw:style-name="gr1" draw:text-style-name="P2" xml:id="id2" draw:id="id2" draw:layer="layout" svg:width="2.865cm" svg:height="2.069cm" svg:x="7.882cm" svg:y="6.999cm">
          <text:p text:style-name="P1"><text:span text:style-name="T1">mbco:peak</text:span></text:p>
        </draw:ellipse>
        <draw:connector draw:style-name="gr2" draw:text-style-name="P1" draw:layer="layout" svg:x1="9.314cm" svg:y1="13.844cm" svg:x2="9.314cm" svg:y2="9.068cm" draw:start-shape="id1" draw:start-glue-point="0" draw:end-shape="id2" draw:end-glue-point="2" svg:d="m9314 13844v-4776">
          <text:p/>
        </draw:connector>
        <draw:connector draw:style-name="gr2" draw:text-style-name="P1" draw:layer="layout" svg:x1="7.882cm" svg:y1="8.033cm" svg:x2="7.882cm" svg:y2="14.879cm" draw:start-shape="id2" draw:start-glue-point="3" draw:end-shape="id1" draw:end-glue-point="3" svg:d="m7882 8033h-501v6846h501">
          <text:p/>
        </draw:connector>
        <draw:connector draw:style-name="gr2" draw:text-style-name="P1" draw:layer="layout" svg:x1="14.409cm" svg:y1="14.879cm" svg:x2="10.747cm" svg:y2="14.879cm" draw:start-shape="id3" draw:start-glue-point="3" draw:end-shape="id1" draw:end-glue-point="1" svg:d="m14409 14879h-3662">
          <text:p/>
        </draw:connector>
        <draw:connector draw:style-name="gr2" draw:text-style-name="P1" draw:layer="layout" draw:line-skew="1.585cm" svg:x1="9.314cm" svg:y1="15.914cm" svg:x2="15.841cm" svg:y2="15.914cm" draw:start-shape="id1" draw:start-glue-point="2" draw:end-shape="id3" svg:d="m9314 15914v2086h6527v-2086">
          <text:p/>
        </draw:connector>
        <draw:connector draw:style-name="gr2" draw:text-style-name="P1" draw:layer="layout" svg:x1="21.095cm" svg:y1="14.879cm" svg:x2="17.274cm" svg:y2="14.879cm" draw:start-shape="id4" draw:start-glue-point="3" draw:end-shape="id3" svg:d="m21095 14879h-3821">
          <text:p/>
        </draw:connector>
        <draw:connector draw:style-name="gr2" draw:text-style-name="P1" draw:layer="layout" svg:x1="15.841cm" svg:y1="13.844cm" svg:x2="22.527cm" svg:y2="13.844cm" draw:start-shape="id3" draw:start-glue-point="0" draw:end-shape="id4" svg:d="m15841 13844v-501h6686v501">
          <text:p/>
        </draw:connector>
        <draw:frame draw:style-name="gr3" draw:text-style-name="P4" draw:layer="layout" svg:width="3.165cm" svg:height="0.785cm" svg:x="18.07cm" svg:y="15.129cm">
          <draw:text-box>
            <text:p text:style-name="P3"><text:span text:style-name="T1">mbco:describes</text:span></text:p>
          </draw:text-box>
        </draw:frame>
        <draw:frame draw:style-name="gr4" draw:text-style-name="P4" draw:layer="layout" svg:width="4.022cm" svg:height="0.785cm" svg:x="20.178cm" svg:y="12.715cm">
          <draw:text-box>
            <text:p text:style-name="P3"><text:span text:style-name="T1">mbco:is-described-by</text:span></text:p>
          </draw:text-box>
        </draw:frame>
        <draw:connector draw:style-name="gr2" draw:text-style-name="P1" draw:layer="layout" svg:x1="9.314cm" svg:y1="13.844cm" svg:x2="16cm" svg:y2="10.501cm" draw:start-shape="id1" draw:start-glue-point="0" draw:end-shape="id5" draw:end-glue-point="2" svg:d="m9314 13844v-1671h6686v-1672">
          <text:p/>
        </draw:connector>
        <draw:frame draw:style-name="gr5" draw:text-style-name="P4" draw:layer="layout" svg:width="3.415cm" svg:height="0.785cm" svg:x="11.2cm" svg:y="17.315cm">
          <draw:text-box>
            <text:p text:style-name="P3"><text:span text:style-name="T1">mbco:is-output-of</text:span></text:p>
          </draw:text-box>
        </draw:frame>
        <draw:frame draw:style-name="gr6" draw:text-style-name="P4" draw:layer="layout" svg:width="3.387cm" svg:height="0.784cm" svg:x="11.284cm" svg:y="14.156cm">
          <draw:text-box>
            <text:p text:style-name="P3"><text:span text:style-name="T1">mbco:has-output</text:span></text:p>
          </draw:text-box>
        </draw:frame>
        <draw:frame draw:style-name="gr7" draw:text-style-name="P4" draw:layer="layout" svg:width="3.063cm" svg:height="0.785cm" svg:x="11.384cm" svg:y="11.297cm">
          <draw:text-box>
            <text:p text:style-name="P3"><text:span text:style-name="T1">mbco:identifies</text:span></text:p>
          </draw:text-box>
        </draw:frame>
        <draw:frame draw:style-name="gr8" draw:text-style-name="P4" draw:layer="layout" svg:width="3.826cm" svg:height="0.785cm" svg:x="9.155cm" svg:y="10.342cm">
          <draw:text-box>
            <text:p text:style-name="P3"><text:span text:style-name="T1">mbco:contains-peak</text:span></text:p>
          </draw:text-box>
        </draw:frame>
        <draw:frame draw:style-name="gr9" draw:text-style-name="P4" draw:layer="layout" svg:width="3.204cm" svg:height="0.785cm" svg:x="3.902cm" svg:y="12.889cm">
          <draw:text-box>
            <text:p text:style-name="P3"><text:span text:style-name="T1">mbco:is-peak-of</text:span></text:p>
          </draw:text-box>
        </draw:frame>
        <draw:rect draw:style-name="gr10" draw:text-style-name="P2" xml:id="id6" draw:id="id6" draw:layer="layout" svg:width="2.069cm" svg:height="0.955cm" svg:x="5.335cm" svg:y="2.7cm" draw:corner-radius="0.4cm">
          <text:p text:style-name="P2">xsd:string</text:p>
        </draw:rect>
        <draw:rect draw:style-name="gr10" draw:text-style-name="P2" xml:id="id7" draw:id="id7" draw:layer="layout" svg:width="2.069cm" svg:height="0.955cm" svg:x="8.28cm" svg:y="0.94cm" draw:corner-radius="0.4cm">
          <text:p text:style-name="P2">xsd:string</text:p>
        </draw:rect>
        <draw:rect draw:style-name="gr10" draw:text-style-name="P2" xml:id="id8" draw:id="id8" draw:layer="layout" svg:width="2.069cm" svg:height="0.955cm" svg:x="11.384cm" svg:y="2.7cm" draw:corner-radius="0.4cm">
          <text:p text:style-name="P2">xsd:string</text:p>
        </draw:rect>
        <draw:connector draw:style-name="gr2" draw:text-style-name="P1" draw:layer="layout" svg:x1="9.314cm" svg:y1="6.999cm" svg:x2="6.369cm" svg:y2="3.655cm" draw:start-shape="id2" draw:start-glue-point="0" draw:end-shape="id6" draw:end-glue-point="2" svg:d="m9314 6999v-1672h-2945v-1672">
          <text:p/>
        </draw:connector>
        <draw:connector draw:style-name="gr2" draw:text-style-name="P1" draw:layer="layout" svg:x1="9.314cm" svg:y1="6.999cm" svg:x2="9.314cm" svg:y2="1.895cm" draw:start-shape="id2" draw:start-glue-point="0" draw:end-shape="id7" draw:end-glue-point="2" svg:d="m9314 6999v-5104">
          <text:p/>
        </draw:connector>
        <draw:connector draw:style-name="gr2" draw:text-style-name="P1" draw:layer="layout" svg:x1="9.314cm" svg:y1="6.999cm" svg:x2="12.418cm" svg:y2="3.655cm" draw:start-shape="id2" draw:start-glue-point="0" draw:end-shape="id8" draw:end-glue-point="2" svg:d="m9314 6999v-1672h3104v-1672">
          <text:p/>
        </draw:connector>
        <draw:frame draw:style-name="gr11" draw:text-style-name="P4" draw:layer="layout" svg:width="2.808cm" svg:height="0.785cm" svg:x="3.8cm" svg:y="4.451cm">
          <draw:text-box draw:corner-radius="0.2cm">
            <text:p text:style-name="P3"><text:span text:style-name="T1">mbco:has-mz</text:span></text:p>
          </draw:text-box>
        </draw:frame>
        <draw:frame draw:style-name="gr12" draw:text-style-name="P4" draw:layer="layout" svg:width="2.734cm" svg:height="0.685cm" svg:x="9.266cm" svg:y="2.115cm">
          <draw:text-box>
            <text:p text:style-name="P3"><text:span text:style-name="T1">mbco:has-int</text:span></text:p>
          </draw:text-box>
        </draw:frame>
        <draw:frame draw:style-name="gr13" draw:text-style-name="P4" draw:layer="layout" svg:width="3.232cm" svg:height="0.785cm" svg:x="9.668cm" svg:y="4.5cm">
          <draw:text-box>
            <text:p text:style-name="P3"><text:span text:style-name="T1">mbco:has-rel-int</text:span></text:p>
          </draw:text-box>
        </draw:frame>
        <draw:rect draw:style-name="gr10" draw:text-style-name="P2" xml:id="id9" draw:id="id9" draw:layer="layout" svg:width="2.069cm" svg:height="0.955cm" svg:x="21.5cm" svg:y="18.95cm" draw:corner-radius="0.4cm">
          <text:p text:style-name="P2">xsd:string</text:p>
        </draw:rect>
        <draw:rect draw:style-name="gr10" draw:text-style-name="P2" xml:id="id10" draw:id="id10" draw:layer="layout" svg:width="2.069cm" svg:height="0.955cm" svg:x="25cm" svg:y="18.945cm" draw:corner-radius="0.4cm">
          <text:p text:style-name="P2">xsd:string</text:p>
        </draw:rect>
        <draw:connector draw:style-name="gr2" draw:text-style-name="P5" draw:layer="layout" svg:x1="22.527cm" svg:y1="15.914cm" svg:x2="22.534cm" svg:y2="18.95cm" draw:start-shape="id4" draw:start-glue-point="2" draw:end-shape="id9" draw:end-glue-point="0" svg:d="m22527 15914v1518h7v1518">
          <text:p/>
        </draw:connector>
        <draw:connector draw:style-name="gr2" draw:text-style-name="P5" draw:layer="layout" draw:line-skew="-0.73cm" svg:x1="22.527cm" svg:y1="15.914cm" svg:x2="26.034cm" svg:y2="18.945cm" draw:start-shape="id4" draw:start-glue-point="2" draw:end-shape="id10" draw:end-glue-point="0" svg:d="m22527 15914v786h3507v2245">
          <text:p/>
        </draw:connector>
        <draw:frame draw:style-name="gr7" draw:text-style-name="P4" draw:layer="layout" svg:width="4.3cm" svg:height="0.785cm" svg:x="18.7cm" svg:y="17.7cm">
          <draw:text-box>
            <text:p text:style-name="P3"><text:span text:style-name="T1">mbco:has-accession</text:span></text:p>
          </draw:text-box>
        </draw:frame>
        <draw:frame draw:style-name="gr7" draw:text-style-name="P4" draw:layer="layout" svg:width="4.3cm" svg:height="0.785cm" svg:x="23cm" svg:y="16.1cm">
          <draw:text-box>
            <text:p text:style-name="P3"><text:span text:style-name="T1">mbco:hyperlink-record</text:span></text:p>
          </draw:text-box>
        </draw:frame>
        <draw:frame draw:style-name="gr7" draw:text-style-name="P4" draw:layer="layout" svg:width="2.463cm" svg:height="0.785cm" svg:x="13.5cm" svg:y="7.5cm">
          <draw:text-box>
            <text:p text:style-name="P3"><text:span text:style-name="T1">mbco:name</text:span></text:p>
          </draw:text-box>
        </draw:frame>
        <draw:frame draw:style-name="gr14" draw:text-style-name="P4" draw:layer="layout" svg:width="4.1cm" svg:height="0.785cm" svg:x="15.9cm" svg:y="4.015cm">
          <draw:text-box>
            <text:p text:style-name="P3"><text:span text:style-name="T1">mbco:has-formula</text:span></text:p>
          </draw:text-box>
        </draw:frame>
        <draw:frame draw:style-name="gr7" draw:text-style-name="P4" draw:layer="layout" svg:width="3.4cm" svg:height="0.785cm" svg:x="16.4cm" svg:y="7.5cm">
          <draw:text-box>
            <text:p text:style-name="P3"><text:span text:style-name="T1">mbco:has-smiles</text:span></text:p>
          </draw:text-box>
        </draw:frame>
        <draw:rect draw:style-name="gr10" draw:text-style-name="P2" xml:id="id11" draw:id="id11" draw:layer="layout" svg:width="2.069cm" svg:height="0.955cm" svg:x="12.331cm" svg:y="5.7cm" draw:corner-radius="0.4cm">
          <text:p text:style-name="P2">xsd:string</text:p>
        </draw:rect>
        <draw:connector draw:style-name="gr2" draw:text-style-name="P5" draw:layer="layout" draw:line-skew="0.657cm" svg:x1="16cm" svg:y1="8.431cm" svg:x2="13.365cm" svg:y2="6.655cm" draw:start-shape="id5" draw:start-glue-point="0" draw:end-shape="id11" draw:end-glue-point="2" svg:d="m16000 8431v-231h-2635v-1545">
          <text:p/>
        </draw:connector>
        <draw:rect draw:style-name="gr10" draw:text-style-name="P2" xml:id="id12" draw:id="id12" draw:layer="layout" svg:width="2.069cm" svg:height="0.955cm" svg:x="14.97cm" svg:y="2.5cm" draw:corner-radius="0.4cm">
          <text:p text:style-name="P2">xsd:string</text:p>
        </draw:rect>
        <draw:connector draw:style-name="gr2" draw:text-style-name="P5" draw:layer="layout" svg:x1="16cm" svg:y1="8.431cm" svg:x2="16.004cm" svg:y2="3.455cm" draw:start-shape="id5" draw:start-glue-point="0" draw:end-shape="id12" draw:end-glue-point="2" svg:d="m16000 8431v-2488h4v-2488">
          <text:p/>
        </draw:connector>
        <draw:rect draw:style-name="gr10" draw:text-style-name="P2" xml:id="id13" draw:id="id13" draw:layer="layout" svg:width="2.069cm" svg:height="0.955cm" svg:x="18.331cm" svg:y="5.645cm" draw:corner-radius="0.4cm">
          <text:p text:style-name="P2">xsd:string</text:p>
        </draw:rect>
        <draw:connector draw:style-name="gr2" draw:text-style-name="P5" draw:layer="layout" draw:line-skew="0.684cm" svg:x1="16cm" svg:y1="8.431cm" svg:x2="19.365cm" svg:y2="6.6cm" draw:start-shape="id5" draw:start-glue-point="0" draw:end-shape="id13" draw:end-glue-point="2" svg:d="m16000 8431v-231h3365v-1600">
          <text:p/>
        </draw:connector>
        <draw:rect draw:style-name="gr10" draw:text-style-name="P2" xml:id="id14" draw:id="id14" draw:layer="layout" svg:width="2.069cm" svg:height="0.955cm" svg:x="18.331cm" svg:y="9.3cm" draw:corner-radius="0.4cm">
          <text:p text:style-name="P2">xsd:string</text:p>
        </draw:rect>
        <draw:connector draw:style-name="gr2" draw:text-style-name="P5" draw:layer="layout" draw:line-skew="1.28cm" svg:x1="15.841cm" svg:y1="13.844cm" svg:x2="19.365cm" svg:y2="10.255cm" draw:start-shape="id3" draw:start-glue-point="0" draw:end-shape="id14" draw:end-glue-point="2" svg:d="m15841 13844v-514h3524v-3075">
          <text:p/>
        </draw:connector>
        <draw:frame draw:style-name="gr4" draw:text-style-name="P4" draw:layer="layout" svg:width="2.822cm" svg:height="0.785cm" svg:x="19.2cm" svg:y="10.8cm">
          <draw:text-box>
            <text:p text:style-name="P3"><text:span text:style-name="T1">mbco:ms-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3T17:35:30.99</meta:creation-date>
    <dc:date>2014-06-23T18:13:00.82</dc:date>
    <meta:editing-duration>PT6M34S</meta:editing-duration>
    <meta:editing-cycles>3</meta:editing-cycles>
    <meta:generator>OpenOffice.org/3.4.1$Win32 OpenOffice.org_project/341m1$Build-9593</meta:generator>
    <meta:document-statistic meta:object-count="46"/>
  </office:meta>
</office:document-meta>
</file>